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278d"/>
    </style:style>
    <style:style style:name="P2" style:family="paragraph" style:parent-style-name="Text_20_body">
      <style:paragraph-properties fo:text-align="center" style:justify-single-word="false"/>
      <style:text-properties fo:font-size="14pt" officeooo:paragraph-rsid="0006278d" style:font-size-asian="14pt" style:font-size-complex="14pt"/>
    </style:style>
    <style:style style:name="P3" style:family="paragraph" style:parent-style-name="Text_20_body">
      <style:paragraph-properties fo:margin-top="0in" fo:margin-bottom="0.0181in" style:contextual-spacing="false"/>
      <style:text-properties officeooo:rsid="0006278d" officeooo:paragraph-rsid="0006278d"/>
    </style:style>
    <style:style style:name="P4" style:family="paragraph" style:parent-style-name="Text_20_body">
      <style:paragraph-properties fo:margin-top="0in" fo:margin-bottom="0.0181in" style:contextual-spacing="false"/>
      <style:text-properties officeooo:paragraph-rsid="0006278d"/>
    </style:style>
    <style:style style:name="P5" style:family="paragraph" style:parent-style-name="Text_20_body">
      <style:text-properties officeooo:rsid="0006278d" officeooo:paragraph-rsid="0006278d"/>
    </style:style>
    <style:style style:name="T1" style:family="text">
      <style:text-properties officeooo:rsid="000627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/></text:p>
      <text:p text:style-name="P2">Request for Coverage of New Power Wheelchair</text:p>
      <text:p text:style-name="P2"/>
      <text:p text:style-name="P3">Name: Nia Harvey </text:p>
      <text:p text:style-name="P3">DOB: 03/12/1995</text:p>
      <text:p text:style-name="P4">Member ID: 964277446<text:line-break/><text:span text:style-name="T1">Address: </text:span>11518 S Loomis St Chicago, IL 60643<text:line-break/>Phone: 773-490-9100</text:p>
      <text:p text:style-name="P4"/>
      <text:p text:style-name="P4"/>
      <text:p text:style-name="Text_20_body">Dear Meridian Insurance Team,</text:p>
      <text:p text:style-name="Text_20_body">I am writing to request coverage for a new power wheelchair for my daughter, <text:span text:style-name="Strong_20_Emphasis">Nia Harvey</text:span>. Her current power chair is broken and cannot be repaired. The wheelchair is medically necessary to support her mobility, independence, and ability to complete daily activities.</text:p>
      <text:p text:style-name="Text_20_body">A new power chair will help Nia continue attending school and managing her daily needs safely and comfortably. This equipment is essential for her overall well-being and quality of life.</text:p>
      <text:p text:style-name="Text_20_body">Please review this request and let me know if any additional documentation or forms are needed to proceed with the approval.</text:p>
      <text:p text:style-name="Text_20_body">Thank you for your time and understanding.</text:p>
      <text:p text:style-name="Text_20_body">Sincerely,<text:line-break/><text:span text:style-name="Strong_20_Emphasis">Angela Hanstin</text:span><text:line-break/>Mother and Guardian of Nia Harvey<text:line-break/>Phone: 773-490-9100</text:p>
      <text:p text:style-name="Text_20_body"/>
      <text:p text:style-name="Text_20_body"/>
      <text:p text:style-name="P5">SIGNATURE: ____________________________________________ Date:___________________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>
      <number:month number:style="long"/>
      <number:text>/</number:text>
      <number:day number:style="long"/>
      <number:text>/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14:54:33.224948900</meta:creation-date>
    <dc:date>2025-10-27T16:45:16.868933000</dc:date>
    <meta:editing-duration>PT9M7S</meta:editing-duration>
    <meta:editing-cycles>2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11" meta:word-count="143" meta:character-count="966" meta:non-whitespace-character-count="833"/>
  </office:meta>
</office:document-meta>
</file>